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float2_public.test_erro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iteAsArray_float2_public.test_erro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float2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riteAsArray_float2_public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setId( floa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